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5.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5.3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  <style:text-properties fo:color="#ffffff" fo:font-size="15pt" style:font-size-asian="15pt" style:font-size-complex="15pt"/>
    </style:style>
    <style:style style:name="P3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5.8cm" svg:height="1.8cm" svg:x="10.2cm" svg:y="4cm">
          <text:p text:style-name="P1"><text:span text:style-name="T1">故障しているサーバの</text:span></text:p>
          <text:p text:style-name="P1"><text:span text:style-name="T1">アドレス取得</text:span></text:p>
          <text:p text:style-name="P1"><text:span text:style-name="T1">(</text:span><text:span text:style-name="T1">複数に対応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cm" svg:height="2cm" svg:x="10.2cm" svg:y="0.8cm">
          <text:p text:style-name="P1"><text:span text:style-name="T1">ログファイルの取得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1.8cm" svg:x="10.2cm" svg:y="6.6cm">
          <text:p text:style-name="P1"><text:span text:style-name="T1">アドレスから</text:span></text:p>
          <text:p text:style-name="P1"><text:span text:style-name="T1">サーバを絞り込み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1.8cm" svg:x="10.2cm" svg:y="9.4cm">
          <text:p text:style-name="P1"><text:span text:style-name="T1">故障した日付を取得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1.8cm" svg:x="10.2cm" svg:y="11.8cm">
          <text:p text:style-name="P1"><text:span text:style-name="T1">正常に動く日付を記録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5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22T17:55:32.925000000</meta:creation-date>
    <dc:date>2021-06-22T18:12:07.765000000</dc:date>
    <meta:editing-duration>PT16M34S</meta:editing-duration>
    <meta:editing-cycles>6</meta:editing-cycles>
    <meta:generator>LibreOffice/6.4.7.2$Windows_X86_64 LibreOffice_project/639b8ac485750d5696d7590a72ef1b496725cfb5</meta:generator>
    <meta:document-statistic meta:object-count="28"/>
  </office:meta>
</office:document-meta>
</file>